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2c6f4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ackground-color="#62c6f4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map style:condition="cell-content()=0" style:apply-style-name="Neutral" style:base-cell-address="Sheet1.C14"/>
      <style:map style:condition="cell-content()&lt;0" style:apply-style-name="Good" style:base-cell-address="Sheet1.C14"/>
      <style:map style:condition="cell-content()&gt;0" style:apply-style-name="Bad" style:base-cell-address="Sheet1.C14"/>
    </style:style>
    <style:style style:name="ce9" style:family="table-cell" style:parent-style-name="Default">
      <style:map style:condition="cell-content()=0" style:apply-style-name="Neutral" style:base-cell-address="Sheet1.C14"/>
      <style:map style:condition="cell-content()&lt;0" style:apply-style-name="Good" style:base-cell-address="Sheet1.C14"/>
      <style:map style:condition="cell-content()&gt;0" style:apply-style-name="Bad" style:base-cell-address="Sheet1.C14"/>
    </style:style>
    <style:style style:name="ce10" style:family="table-cell" style:parent-style-name="Default">
      <style:table-cell-properties fo:border-bottom="0.74pt solid #000000" fo:border-left="none" fo:border-right="none" fo:border-top="none"/>
      <style:map style:condition="cell-content()=0" style:apply-style-name="Neutral" style:base-cell-address="Sheet1.C14"/>
      <style:map style:condition="cell-content()&lt;0" style:apply-style-name="Good" style:base-cell-address="Sheet1.C14"/>
      <style:map style:condition="cell-content()&gt;0" style:apply-style-name="Bad" style:base-cell-address="Sheet1.C14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  <style:map style:condition="cell-content()=0" style:apply-style-name="Neutral" style:base-cell-address="Sheet1.C14"/>
      <style:map style:condition="cell-content()&lt;0" style:apply-style-name="Good" style:base-cell-address="Sheet1.C14"/>
      <style:map style:condition="cell-content()&gt;0" style:apply-style-name="Bad" style:base-cell-address="Sheet1.C14"/>
    </style:style>
    <style:style style:name="ce14" style:family="table-cell" style:parent-style-name="Default">
      <style:table-cell-properties fo:border-bottom="none" fo:border-left="none" fo:border-right="0.74pt solid #000000" fo:border-top="none"/>
      <style:map style:condition="cell-content()=0" style:apply-style-name="Neutral" style:base-cell-address="Sheet1.C14"/>
      <style:map style:condition="cell-content()&lt;0" style:apply-style-name="Good" style:base-cell-address="Sheet1.C14"/>
      <style:map style:condition="cell-content()&gt;0" style:apply-style-name="Bad" style:base-cell-address="Sheet1.C14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map style:condition="cell-content()=0" style:apply-style-name="Neutral" style:base-cell-address="Sheet1.C14"/>
      <style:map style:condition="cell-content()&lt;0" style:apply-style-name="Good" style:base-cell-address="Sheet1.C14"/>
      <style:map style:condition="cell-content()&gt;0" style:apply-style-name="Bad" style:base-cell-address="Sheet1.C1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3"/>
        <table:table-row table:style-name="ro1" table:number-rows-repeated="5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just queries</text:p>
          </table:table-cell>
          <table:covered-table-cell table:style-name="ce6"/>
          <table:covered-table-cell table:number-columns-repeated="5"/>
          <table:covered-table-cell table:style-name="ce6"/>
          <table:covered-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307" calcext:value-type="float">
            <text:p>80,307</text:p>
          </table:table-cell>
          <table:table-cell/>
          <table:table-cell office:value-type="float" office:value="81.75155" calcext:value-type="float">
            <text:p>81,75155</text:p>
          </table:table-cell>
          <table:table-cell/>
          <table:table-cell office:value-type="float" office:value="89.44" calcext:value-type="float">
            <text:p>89,44</text:p>
          </table:table-cell>
          <table:table-cell/>
          <table:table-cell office:value-type="float" office:value="1.23" calcext:value-type="float">
            <text:p>1,23</text:p>
          </table:table-cell>
          <table:table-cell table:style-name="ce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554" calcext:value-type="float">
            <text:p>55,554</text:p>
          </table:table-cell>
          <table:table-cell/>
          <table:table-cell office:value-type="float" office:value="56.42065" calcext:value-type="float">
            <text:p>56,42065</text:p>
          </table:table-cell>
          <table:table-cell/>
          <table:table-cell office:value-type="float" office:value="65.56" calcext:value-type="float">
            <text:p>65,56</text:p>
          </table:table-cell>
          <table:table-cell/>
          <table:table-cell office:value-type="float" office:value="19853" calcext:value-type="float">
            <text:p>19853</text:p>
          </table:table-cell>
          <table:table-cell table:style-name="ce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0.286" calcext:value-type="float">
            <text:p>1230,286</text:p>
          </table:table-cell>
          <table:table-cell/>
          <table:table-cell office:value-type="float" office:value="1318.04435" calcext:value-type="float">
            <text:p>1318,04435</text:p>
          </table:table-cell>
          <table:table-cell/>
          <table:table-cell office:value-type="float" office:value="1651.757" calcext:value-type="float">
            <text:p>1651,757</text:p>
          </table:table-cell>
          <table:table-cell/>
          <table:table-cell office:value-type="float" office:value="12561.33" calcext:value-type="float">
            <text:p>12561,33</text:p>
          </table:table-cell>
          <table:table-cell table:style-name="ce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867" calcext:value-type="float">
            <text:p>24,867</text:p>
          </table:table-cell>
          <table:table-cell/>
          <table:table-cell office:value-type="float" office:value="25.5814" calcext:value-type="float">
            <text:p>25,5814</text:p>
          </table:table-cell>
          <table:table-cell/>
          <table:table-cell office:value-type="float" office:value="26.215" calcext:value-type="float">
            <text:p>26,215</text:p>
          </table:table-cell>
          <table:table-cell/>
          <table:table-cell office:value-type="float" office:value="12561.33" calcext:value-type="float">
            <text:p>12561,33</text:p>
          </table:table-cell>
          <table:table-cell table:style-name="ce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.766" calcext:value-type="float">
            <text:p>166,766</text:p>
          </table:table-cell>
          <table:table-cell/>
          <table:table-cell office:value-type="float" office:value="172.40625" calcext:value-type="float">
            <text:p>172,40625</text:p>
          </table:table-cell>
          <table:table-cell/>
          <table:table-cell office:value-type="float" office:value="173.961" calcext:value-type="float">
            <text:p>173,961</text:p>
          </table:table-cell>
          <table:table-cell/>
          <table:table-cell office:value-type="float" office:value="1.06" calcext:value-type="float">
            <text:p>1,06</text:p>
          </table:table-cell>
          <table:table-cell table:style-name="ce12"/>
        </table:table-row>
        <table:table-row table:style-name="ro1">
          <table:table-cell table:style-name="ce4" office:value-type="string" calcext:value-type="string" table:number-columns-spanned="9" table:number-rows-spanned="1">
            <text:p>indexed</text:p>
          </table:table-cell>
          <table:covered-table-cell table:number-columns-repeated="2" table:style-name="ce6"/>
          <table:covered-table-cell table:number-columns-repeated="5"/>
          <table:covered-table-cell table:style-name="ce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42" calcext:value-type="float">
            <text:p>58,42</text:p>
          </table:table-cell>
          <table:table-cell table:style-name="ce8" table:formula="of:=100*([.B14]/[.B8] - 1)" office:value-type="float" office:value="-27.2541621527389" calcext:value-type="float">
            <text:p>-27,2541621527389</text:p>
          </table:table-cell>
          <table:table-cell office:value-type="float" office:value="59.5845" calcext:value-type="float">
            <text:p>59,5845</text:p>
          </table:table-cell>
          <table:table-cell table:style-name="ce8" table:formula="of:=100*([.D14]/[.D8] - 1)" office:value-type="float" office:value="-27.1151433826025" calcext:value-type="float">
            <text:p>-27,1151433826025</text:p>
          </table:table-cell>
          <table:table-cell office:value-type="float" office:value="67.46" calcext:value-type="float">
            <text:p>67,46</text:p>
          </table:table-cell>
          <table:table-cell table:style-name="ce8" table:formula="of:=100*([.F14]/[.F8] - 1)" office:value-type="float" office:value="-24.5751341681574" calcext:value-type="float">
            <text:p>-24,5751341681574</text:p>
          </table:table-cell>
          <table:table-cell office:value-type="float" office:value="0.8" calcext:value-type="float">
            <text:p>0,8</text:p>
          </table:table-cell>
          <table:table-cell table:formula="of:=100*([.H14]/[.H8] - 1)" office:value-type="float" office:value="-34.9593495934959" calcext:value-type="float">
            <text:p>-34,9593495934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857" calcext:value-type="float">
            <text:p>55,857</text:p>
          </table:table-cell>
          <table:table-cell table:style-name="ce8" table:formula="of:=100*([.B15]/[.B9] - 1)" office:value-type="float" office:value="0.545415271627592" calcext:value-type="float">
            <text:p>0,545415271627592</text:p>
          </table:table-cell>
          <table:table-cell office:value-type="float" office:value="56.4839" calcext:value-type="float">
            <text:p>56,4839</text:p>
          </table:table-cell>
          <table:table-cell table:style-name="ce8" table:formula="of:=100*([.D15]/[.D9] - 1)" office:value-type="float" office:value="0.112104344774466" calcext:value-type="float">
            <text:p>0,112104344774466</text:p>
          </table:table-cell>
          <table:table-cell office:value-type="float" office:value="57.515" calcext:value-type="float">
            <text:p>57,515</text:p>
          </table:table-cell>
          <table:table-cell table:style-name="ce8" table:formula="of:=100*([.F15]/[.F9] - 1)" office:value-type="float" office:value="-12.27120195241" calcext:value-type="float">
            <text:p>-12,27120195241</text:p>
          </table:table-cell>
          <table:table-cell office:value-type="float" office:value="19853" calcext:value-type="float">
            <text:p>19853</text:p>
          </table:table-cell>
          <table:table-cell table:formula="of:=100*([.H15]/[.H9] - 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5.419" calcext:value-type="float">
            <text:p>765,419</text:p>
          </table:table-cell>
          <table:table-cell table:style-name="ce8" table:formula="of:=100*([.B16]/[.B10] - 1)" office:value-type="float" office:value="-37.785279195244" calcext:value-type="float">
            <text:p>-37,785279195244</text:p>
          </table:table-cell>
          <table:table-cell office:value-type="float" office:value="1005.05665" calcext:value-type="float">
            <text:p>1005,05665</text:p>
          </table:table-cell>
          <table:table-cell table:style-name="ce8" table:formula="of:=100*([.D16]/[.D10] - 1)" office:value-type="float" office:value="-23.7463709017075" calcext:value-type="float">
            <text:p>-23,7463709017075</text:p>
          </table:table-cell>
          <table:table-cell office:value-type="float" office:value="1419.859" calcext:value-type="float">
            <text:p>1419,859</text:p>
          </table:table-cell>
          <table:table-cell table:style-name="ce8" table:formula="of:=100*([.F16]/[.F10] - 1)" office:value-type="float" office:value="-14.0394743294565" calcext:value-type="float">
            <text:p>-14,0394743294565</text:p>
          </table:table-cell>
          <table:table-cell office:value-type="float" office:value="12561.33" calcext:value-type="float">
            <text:p>12561,33</text:p>
          </table:table-cell>
          <table:table-cell table:formula="of:=100*([.H16]/[.H10] - 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,003</text:p>
          </table:table-cell>
          <table:table-cell table:style-name="ce8" table:formula="of:=100*([.B17]/[.B11] - 1)" office:value-type="float" office:value="-99.9879358185547" calcext:value-type="float">
            <text:p>-99,9879358185547</text:p>
          </table:table-cell>
          <table:table-cell office:value-type="float" office:value="0.00425" calcext:value-type="float">
            <text:p>0,00425</text:p>
          </table:table-cell>
          <table:table-cell table:style-name="ce8" table:formula="of:=100*([.D17]/[.D11] - 1)" office:value-type="float" office:value="-99.983386366657" calcext:value-type="float">
            <text:p>-99,983386366657</text:p>
          </table:table-cell>
          <table:table-cell office:value-type="float" office:value="0.025" calcext:value-type="float">
            <text:p>0,025</text:p>
          </table:table-cell>
          <table:table-cell table:style-name="ce8" table:formula="of:=100*([.F17]/[.F11] - 1)" office:value-type="float" office:value="-99.9046347510967" calcext:value-type="float">
            <text:p>-99,9046347510967</text:p>
          </table:table-cell>
          <table:table-cell office:value-type="float" office:value="12.46" calcext:value-type="float">
            <text:p>12,46</text:p>
          </table:table-cell>
          <table:table-cell table:formula="of:=100*([.H17]/[.H11] - 1)" office:value-type="float" office:value="-99.900806682095" calcext:value-type="float">
            <text:p>-99,900806682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.804" calcext:value-type="float">
            <text:p>214,804</text:p>
          </table:table-cell>
          <table:table-cell table:style-name="ce8" table:formula="of:=100*([.B18]/[.B12] - 1)" office:value-type="float" office:value="28.8056318434213" calcext:value-type="float">
            <text:p>28,8056318434213</text:p>
          </table:table-cell>
          <table:table-cell office:value-type="float" office:value="231.7132" calcext:value-type="float">
            <text:p>231,7132</text:p>
          </table:table-cell>
          <table:table-cell table:style-name="ce8" table:formula="of:=100*([.D18]/[.D12] - 1)" office:value-type="float" office:value="34.3995359796991" calcext:value-type="float">
            <text:p>34,3995359796991</text:p>
          </table:table-cell>
          <table:table-cell office:value-type="float" office:value="255.573" calcext:value-type="float">
            <text:p>255,573</text:p>
          </table:table-cell>
          <table:table-cell table:style-name="ce8" table:formula="of:=100*([.F18]/[.F12] - 1)" office:value-type="float" office:value="46.9139634745719" calcext:value-type="float">
            <text:p>46,9139634745719</text:p>
          </table:table-cell>
          <table:table-cell office:value-type="float" office:value="1.06" calcext:value-type="float">
            <text:p>1,06</text:p>
          </table:table-cell>
          <table:table-cell table:formula="of:=100*([.H18]/[.H12] - 1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 table:number-columns-spanned="9" table:number-rows-spanned="1">
            <text:p>partitioned</text:p>
          </table:table-cell>
          <table:covered-table-cell/>
          <table:covered-table-cell table:style-name="ce9" table:formula="of:=100*([.B19]/[.B13] - 1)" office:value-type="string" office:string-value="" calcext:value-type="error">
            <text:p>#DIV/0!</text:p>
          </table:covered-table-cell>
          <table:covered-table-cell/>
          <table:covered-table-cell table:style-name="ce9" table:formula="of:=100*([.D19]/[.D13] - 1)" office:value-type="string" office:string-value="" calcext:value-type="error">
            <text:p>#DIV/0!</text:p>
          </table:covered-table-cell>
          <table:covered-table-cell/>
          <table:covered-table-cell table:style-name="ce9" table:formula="of:=100*([.F19]/[.F13] - 1)" office:value-type="string" office:string-value="" calcext:value-type="error">
            <text:p>#DIV/0!</text:p>
          </table:covered-table-cell>
          <table:covered-table-cell/>
          <table:covered-table-cell table:style-name="ce14" table:formula="of:=100*([.H19]/[.H13] - 1)" office:value-type="string" office:string-value="" calcext:value-type="error">
            <text:p>#DIV/0!</text:p>
          </table:covered-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63" calcext:value-type="float">
            <text:p>58,563</text:p>
          </table:table-cell>
          <table:table-cell table:style-name="ce8" table:formula="of:=100*([.B20]/[.B14] - 1)" office:value-type="float" office:value="0.244779185210553" calcext:value-type="float">
            <text:p>0,244779185210553</text:p>
          </table:table-cell>
          <table:table-cell office:value-type="float" office:value="59.6082" calcext:value-type="float">
            <text:p>59,6082</text:p>
          </table:table-cell>
          <table:table-cell table:style-name="ce8" table:formula="of:=100*([.D20]/[.D14] - 1)" office:value-type="float" office:value="0.0397754449563026" calcext:value-type="float">
            <text:p>0,0397754449563026</text:p>
          </table:table-cell>
          <table:table-cell office:value-type="float" office:value="66.232" calcext:value-type="float">
            <text:p>66,232</text:p>
          </table:table-cell>
          <table:table-cell table:style-name="ce8" table:formula="of:=100*([.F20]/[.F14] - 1)" office:value-type="float" office:value="-1.82033797806107" calcext:value-type="float">
            <text:p>-1,82033797806107</text:p>
          </table:table-cell>
          <table:table-cell office:value-type="float" office:value="0.8" calcext:value-type="float">
            <text:p>0,8</text:p>
          </table:table-cell>
          <table:table-cell table:formula="of:=100*([.H20]/[.H14] - 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.867" calcext:value-type="float">
            <text:p>81,867</text:p>
          </table:table-cell>
          <table:table-cell table:style-name="ce8" table:formula="of:=100*([.B21]/[.B15] - 1)" office:value-type="float" office:value="46.5653364842366" calcext:value-type="float">
            <text:p>46,5653364842366</text:p>
          </table:table-cell>
          <table:table-cell office:value-type="float" office:value="83.99945" calcext:value-type="float">
            <text:p>83,99945</text:p>
          </table:table-cell>
          <table:table-cell table:style-name="ce8" table:formula="of:=100*([.D21]/[.D15] - 1)" office:value-type="float" office:value="48.713969821489" calcext:value-type="float">
            <text:p>48,713969821489</text:p>
          </table:table-cell>
          <table:table-cell office:value-type="float" office:value="90.579" calcext:value-type="float">
            <text:p>90,579</text:p>
          </table:table-cell>
          <table:table-cell table:style-name="ce8" table:formula="of:=100*([.F21]/[.F15] - 1)" office:value-type="float" office:value="57.4876119273233" calcext:value-type="float">
            <text:p>57,4876119273233</text:p>
          </table:table-cell>
          <table:table-cell office:value-type="float" office:value="1324.75" calcext:value-type="float">
            <text:p>1324,75</text:p>
          </table:table-cell>
          <table:table-cell table:formula="of:=100*([.H21]/[.H15] - 1)" office:value-type="float" office:value="-93.3272049564298" calcext:value-type="float">
            <text:p>-93,3272049564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2.408" calcext:value-type="float">
            <text:p>892,408</text:p>
          </table:table-cell>
          <table:table-cell table:style-name="ce8" table:formula="of:=100*([.B22]/[.B16] - 1)" office:value-type="float" office:value="16.5907823035488" calcext:value-type="float">
            <text:p>16,5907823035488</text:p>
          </table:table-cell>
          <table:table-cell office:value-type="float" office:value="951.0048" calcext:value-type="float">
            <text:p>951,0048</text:p>
          </table:table-cell>
          <table:table-cell table:style-name="ce8" table:formula="of:=100*([.D22]/[.D16] - 1)" office:value-type="float" office:value="-5.37799038492009" calcext:value-type="float">
            <text:p>-5,37799038492009</text:p>
          </table:table-cell>
          <table:table-cell office:value-type="float" office:value="1053.605" calcext:value-type="float">
            <text:p>1053,605</text:p>
          </table:table-cell>
          <table:table-cell table:style-name="ce8" table:formula="of:=100*([.F22]/[.F16] - 1)" office:value-type="float" office:value="-25.7950965553622" calcext:value-type="float">
            <text:p>-25,7950965553622</text:p>
          </table:table-cell>
          <table:table-cell office:value-type="float" office:value="15348.67" calcext:value-type="float">
            <text:p>15348,67</text:p>
          </table:table-cell>
          <table:table-cell table:formula="of:=100*([.H22]/[.H16] - 1)" office:value-type="float" office:value="22.1898477310922" calcext:value-type="float">
            <text:p>22,1898477310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,002</text:p>
          </table:table-cell>
          <table:table-cell table:style-name="ce8" table:formula="of:=100*([.B23]/[.B17] - 1)" office:value-type="float" office:value="-33.3333333333333" calcext:value-type="float">
            <text:p>-33,3333333333333</text:p>
          </table:table-cell>
          <table:table-cell office:value-type="float" office:value="0.00295" calcext:value-type="float">
            <text:p>0,00295</text:p>
          </table:table-cell>
          <table:table-cell table:style-name="ce8" table:formula="of:=100*([.D23]/[.D17] - 1)" office:value-type="float" office:value="-30.5882352941176" calcext:value-type="float">
            <text:p>-30,5882352941176</text:p>
          </table:table-cell>
          <table:table-cell office:value-type="float" office:value="0.012" calcext:value-type="float">
            <text:p>0,012</text:p>
          </table:table-cell>
          <table:table-cell table:style-name="ce8" table:formula="of:=100*([.F23]/[.F17] - 1)" office:value-type="float" office:value="-52" calcext:value-type="float">
            <text:p>-52</text:p>
          </table:table-cell>
          <table:table-cell office:value-type="float" office:value="12.46" calcext:value-type="float">
            <text:p>12,46</text:p>
          </table:table-cell>
          <table:table-cell table:formula="of:=100*([.H23]/[.H17] - 1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float" office:value="162.364" calcext:value-type="float">
            <text:p>162,364</text:p>
          </table:table-cell>
          <table:table-cell table:style-name="ce10" table:formula="of:=100*([.B24]/[.B18] - 1)" office:value-type="float" office:value="-24.4129532038509" calcext:value-type="float">
            <text:p>-24,4129532038509</text:p>
          </table:table-cell>
          <table:table-cell table:style-name="ce7" office:value-type="float" office:value="209.5251" calcext:value-type="float">
            <text:p>209,5251</text:p>
          </table:table-cell>
          <table:table-cell table:style-name="ce10" table:formula="of:=100*([.D24]/[.D18] - 1)" office:value-type="float" office:value="-9.57567372078931" calcext:value-type="float">
            <text:p>-9,57567372078931</text:p>
          </table:table-cell>
          <table:table-cell table:style-name="ce7" office:value-type="float" office:value="224.151" calcext:value-type="float">
            <text:p>224,151</text:p>
          </table:table-cell>
          <table:table-cell table:style-name="ce10" table:formula="of:=100*([.F24]/[.F18] - 1)" office:value-type="float" office:value="-12.2947259687056" calcext:value-type="float">
            <text:p>-12,2947259687056</text:p>
          </table:table-cell>
          <table:table-cell table:style-name="ce7" office:value-type="float" office:value="1.06" calcext:value-type="float">
            <text:p>1,06</text:p>
          </table:table-cell>
          <table:table-cell table:style-name="ce15" table:formula="of:=100*([.H24]/[.H18] - 1)" office:value-type="float" office:value="0" calcext:value-type="float">
            <text:p>0</text:p>
          </table:table-cell>
        </table:table-row>
        <calcext:conditional-formats>
          <calcext:conditional-format calcext:target-range-address="Sheet1.C14:Sheet1.C24 Sheet1.E14:Sheet1.E24 Sheet1.G14:Sheet1.G24 Sheet1.I14:Sheet1.I24">
            <calcext:condition calcext:apply-style-name="Neutral" calcext:value="=0" calcext:base-cell-address="Sheet1.C14"/>
            <calcext:condition calcext:apply-style-name="Good" calcext:value="&lt;0" calcext:base-cell-address="Sheet1.C14"/>
            <calcext:condition calcext:apply-style-name="Bad" calcext:value="&gt;0" calcext:base-cell-address="Sheet1.C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29:41.494779195</meta:creation-date>
    <dc:date>2024-04-29T12:13:09.370768472</dc:date>
    <meta:editing-duration>PT2M32S</meta:editing-duration>
    <meta:editing-cycles>1</meta:editing-cycles>
    <meta:document-statistic meta:table-count="1" meta:cell-count="131" meta:object-count="0"/>
    <meta:generator>LibreOffice/7.3.7.2$Linux_X86_64 LibreOffice_project/30$Build-2</meta:generator>
  </office:meta>
</office:document-meta>
</file>